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36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 style:data-style-name="N125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123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92in" svg:height="3.5386in" svg:x="3.3134in" svg:y="0.1272in">
            <draw:object draw:notify-on-update-of-ranges="Sheet1.B10:Sheet1.B14 Sheet1.C10:Sheet1.C1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number-columns-repeated="8" table:default-cell-style-name="Default"/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Example 5.6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f(x)= x^10 -1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x desde 0 a 13</text:p>
          </table:table-cell>
          <table:table-cell table:number-columns-repeated="8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style-name="ce1" office:value-type="string" calcext:value-type="string">
            <text:p>iteración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f(x)</text:p>
          </table:table-cell>
          <table:table-cell table:number-columns-repeated="7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(([.B10])^10)-1" office:value-type="float" office:value="-1" calcext:value-type="float">
            <text:p>-1</text:p>
          </table:table-cell>
          <table:table-cell table:number-columns-repeated="7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(([.B11])^10)-1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(([.B12])^10)-1" office:value-type="float" office:value="1023" calcext:value-type="float">
            <text:p>1023</text:p>
          </table:table-cell>
          <table:table-cell table:number-columns-repeated="7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formula="of:=(([.B13])^10)-1" office:value-type="float" office:value="59048" calcext:value-type="float">
            <text:p>59048</text:p>
          </table:table-cell>
          <table:table-cell table:number-columns-repeated="7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formula="of:=(([.B14])^10)-1" office:value-type="float" office:value="1048575" calcext:value-type="float">
            <text:p>1048575</text:p>
          </table:table-cell>
          <table:table-cell table:number-columns-repeated="7"/>
        </table:table-row>
        <table:table-row table:style-name="ro1" table:number-rows-repeated="8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xl</text:p>
          </table:table-cell>
          <table:table-cell table:style-name="ce1" office:value-type="string" calcext:value-type="string">
            <text:p>xu</text:p>
          </table:table-cell>
          <table:table-cell table:style-name="ce1" office:value-type="string" calcext:value-type="string">
            <text:p>xr</text:p>
          </table:table-cell>
          <table:table-cell table:style-name="ce1" office:value-type="string" calcext:value-type="string">
            <text:p>f(xl)</text:p>
          </table:table-cell>
          <table:table-cell table:style-name="ce1" office:value-type="string" calcext:value-type="string">
            <text:p>f(xu)</text:p>
          </table:table-cell>
          <table:table-cell table:style-name="ce1" office:value-type="string" calcext:value-type="string">
            <text:p>f(xr)</text:p>
          </table:table-cell>
          <table:table-cell table:style-name="ce1" office:value-type="string" calcext:value-type="string">
            <text:p>f(xl)*f(xr)</text:p>
          </table:table-cell>
          <table:table-cell table:style-name="ce1" office:value-type="string" calcext:value-type="string">
            <text:p>ea(%)</text:p>
          </table:table-cell>
          <table:table-cell table:style-name="ce1" office:value-type="string" calcext:value-type="string">
            <text:p>et(%)</text:p>
          </table:table-cell>
        </table:table-row>
        <table:table-row table:style-name="ro1"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1.3" calcext:value-type="float">
            <text:p>1.3</text:p>
          </table:table-cell>
          <table:table-cell table:style-name="ce4" table:formula="of:=[.C24]-(([.F24]*([.B24]-[.C24]))/([.E24]-[.F24]))" office:value-type="float" office:value="0.0942995953723274" calcext:value-type="float">
            <text:p>0.094</text:p>
          </table:table-cell>
          <table:table-cell table:style-name="ce1" table:formula="of:=(([.B24])^(10))-1" office:value-type="float" office:value="-1" calcext:value-type="float">
            <text:p>-1</text:p>
          </table:table-cell>
          <table:table-cell table:style-name="ce1" table:formula="of:=([.C24])^10 -1" office:value-type="float" office:value="12.7858491849" calcext:value-type="float">
            <text:p>12.7858491849</text:p>
          </table:table-cell>
          <table:table-cell table:style-name="ce1" table:formula="of:=([.D24])^10 -1" office:value-type="float" office:value="-0.999999999944397" calcext:value-type="float">
            <text:p>-0.999999999944397</text:p>
          </table:table-cell>
          <table:table-cell table:style-name="ce1" table:formula="of:=[.E24]*[.G24]" office:value-type="float" office:value="0.999999999944397" calcext:value-type="float">
            <text:p>0.999999999944397</text:p>
          </table:table-cell>
          <table:table-cell table:number-columns-repeated="2"/>
        </table:table-row>
        <table:table-row table:style-name="ro1">
          <table:table-cell/>
          <table:table-cell table:style-name="ce2" table:formula="of:=IF([.H24]&lt;0; [.B24]; [.H24])" office:value-type="float" office:value="0.999999999944397" calcext:value-type="float">
            <text:p>1.000000</text:p>
          </table:table-cell>
          <table:table-cell table:style-name="ce1" table:formula="of:=IF([.H24]&lt;0; [.H24]; [.C24])" office:value-type="float" office:value="1.3" calcext:value-type="float">
            <text:p>1.3</text:p>
          </table:table-cell>
          <table:table-cell table:style-name="ce4" table:formula="of:=[.C25]-(([.F25]*([.B25]-[.C25]))/([.E25]-[.F25]))" office:value-type="float" office:value="0.999999999957443" calcext:value-type="float">
            <text:p>1.000</text:p>
          </table:table-cell>
          <table:table-cell table:style-name="ce1" table:formula="of:=(([.B25])^10)-1" office:value-type="float" office:value="-0.00000000055602966675" calcext:value-type="float">
            <text:p>-5.56029666753943E-10</text:p>
          </table:table-cell>
          <table:table-cell table:style-name="ce1" table:formula="of:=([.C25])^10 -1" office:value-type="float" office:value="12.7858491849" calcext:value-type="float">
            <text:p>12.7858491849</text:p>
          </table:table-cell>
          <table:table-cell table:style-name="ce1" table:formula="of:=([.D25])^10 -1" office:value-type="float" office:value="-0.00000000042556624891" calcext:value-type="float">
            <text:p>-4.25566248907217E-10</text:p>
          </table:table-cell>
          <table:table-cell table:style-name="ce1" table:formula="of:=[.E25]*[.G25]" office:value-type="float" office:value="2.36627459561605E-019" calcext:value-type="float">
            <text:p>2.36627459561605E-19</text:p>
          </table:table-cell>
          <table:table-cell table:formula="of:=([.D25]-[.D24])/[.D25]" office:value-type="float" office:value="0.905700404623659" calcext:value-type="float">
            <text:p>0.905700404623659</text:p>
          </table:table-cell>
          <table:table-cell/>
        </table:table-row>
        <table:table-row table:style-name="ro1">
          <table:table-cell/>
          <table:table-cell table:style-name="ce3" table:formula="of:=IF([.H25]&lt;0; [.B25]; [.H25])" office:value-type="float" office:value="2.36627459561605E-019" calcext:value-type="float">
            <text:p>0.0000</text:p>
          </table:table-cell>
          <table:table-cell table:style-name="ce1" table:formula="of:=IF([.H25]&lt;0; [.H25]; [.C25])" office:value-type="float" office:value="1.3" calcext:value-type="float">
            <text:p>1.3</text:p>
          </table:table-cell>
          <table:table-cell table:style-name="ce4" table:formula="of:=[.C26]-(([.F26]*([.B26]-[.C26]))/([.E26]-[.F26]))" office:value-type="float" office:value="0.0942995953723274" calcext:value-type="float">
            <text:p>0.094</text:p>
          </table:table-cell>
          <table:table-cell table:style-name="ce1" table:formula="of:=(([.B26])^10)-1" office:value-type="float" office:value="-1" calcext:value-type="float">
            <text:p>-1</text:p>
          </table:table-cell>
          <table:table-cell table:style-name="ce1" table:formula="of:=([.C26])^10 -1" office:value-type="float" office:value="12.7858491849" calcext:value-type="float">
            <text:p>12.7858491849</text:p>
          </table:table-cell>
          <table:table-cell table:style-name="ce1" table:formula="of:=([.D26])^10 -1" office:value-type="float" office:value="-0.999999999944397" calcext:value-type="float">
            <text:p>-0.999999999944397</text:p>
          </table:table-cell>
          <table:table-cell table:style-name="ce1" table:formula="of:=[.E26]*[.G26]" office:value-type="float" office:value="0.999999999944397" calcext:value-type="float">
            <text:p>0.999999999944397</text:p>
          </table:table-cell>
          <table:table-cell table:formula="of:=([.D26]-[.D25])/[.D26]" office:value-type="float" office:value="-9.60449937254872" calcext:value-type="float">
            <text:p>-9.60449937254872</text:p>
          </table:table-cell>
          <table:table-cell/>
        </table:table-row>
        <table:table-row table:style-name="ro1">
          <table:table-cell/>
          <table:table-cell table:style-name="ce2" table:formula="of:=IF([.H26]&lt;0; [.B26]; [.H26])" office:value-type="float" office:value="0.999999999944397" calcext:value-type="float">
            <text:p>1.000000</text:p>
          </table:table-cell>
          <table:table-cell table:style-name="ce1" table:formula="of:=IF([.H26]&lt;0; [.H26]; [.C26])" office:value-type="float" office:value="1.3" calcext:value-type="float">
            <text:p>1.3</text:p>
          </table:table-cell>
          <table:table-cell table:style-name="ce4" table:formula="of:=[.C27]-(([.F27]*([.B27]-[.C27]))/([.E27]-[.F27]))" office:value-type="float" office:value="0.999999999957443" calcext:value-type="float">
            <text:p>1.000</text:p>
          </table:table-cell>
          <table:table-cell table:style-name="ce1" table:formula="of:=(([.B27])^10)-1" office:value-type="float" office:value="-0.00000000055602966675" calcext:value-type="float">
            <text:p>-5.56029666753943E-10</text:p>
          </table:table-cell>
          <table:table-cell table:style-name="ce1" table:formula="of:=([.C27])^10 -1" office:value-type="float" office:value="12.7858491849" calcext:value-type="float">
            <text:p>12.7858491849</text:p>
          </table:table-cell>
          <table:table-cell table:style-name="ce1" table:formula="of:=([.D27])^10 -1" office:value-type="float" office:value="-0.00000000042556624891" calcext:value-type="float">
            <text:p>-4.25566248907217E-10</text:p>
          </table:table-cell>
          <table:table-cell table:style-name="ce1" table:formula="of:=[.E27]*[.G27]" office:value-type="float" office:value="2.36627459561605E-019" calcext:value-type="float">
            <text:p>2.36627459561605E-19</text:p>
          </table:table-cell>
          <table:table-cell table:formula="of:=([.D27]-[.D26])/[.D27]" office:value-type="float" office:value="0.905700404623659" calcext:value-type="float">
            <text:p>0.905700404623659</text:p>
          </table:table-cell>
          <table:table-cell/>
        </table:table-row>
        <table:table-row table:style-name="ro1">
          <table:table-cell/>
          <table:table-cell table:style-name="ce2" table:formula="of:=IF([.H27]&lt;0; [.B27]; [.H27])" office:value-type="float" office:value="2.36627459561605E-019" calcext:value-type="float">
            <text:p>0.000000</text:p>
          </table:table-cell>
          <table:table-cell table:style-name="ce1" table:formula="of:=IF([.H27]&lt;0; [.H27]; [.C27])" office:value-type="float" office:value="1.3" calcext:value-type="float">
            <text:p>1.3</text:p>
          </table:table-cell>
          <table:table-cell table:style-name="ce4" table:formula="of:=[.C28]-(([.F28]*([.B28]-[.C28]))/([.E28]-[.F28]))" office:value-type="float" office:value="0.0942995953723274" calcext:value-type="float">
            <text:p>0.094</text:p>
          </table:table-cell>
          <table:table-cell table:style-name="ce1" table:formula="of:=(([.B28])^10)-1" office:value-type="float" office:value="-1" calcext:value-type="float">
            <text:p>-1</text:p>
          </table:table-cell>
          <table:table-cell table:style-name="ce1" table:formula="of:=([.C28])^10 -1" office:value-type="float" office:value="12.7858491849" calcext:value-type="float">
            <text:p>12.7858491849</text:p>
          </table:table-cell>
          <table:table-cell table:style-name="ce1" table:formula="of:=([.D28])^10 -1" office:value-type="float" office:value="-0.999999999944397" calcext:value-type="float">
            <text:p>-0.999999999944397</text:p>
          </table:table-cell>
          <table:table-cell table:style-name="ce1" table:formula="of:=[.E28]*[.G28]" office:value-type="float" office:value="0.999999999944397" calcext:value-type="float">
            <text:p>0.999999999944397</text:p>
          </table:table-cell>
          <table:table-cell table:formula="of:=([.D28]-[.D27])/[.D28]" office:value-type="float" office:value="-9.60449937254872" calcext:value-type="float">
            <text:p>-9.60449937254872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37">
      <number:number number:decimal-places="18" number:min-decimal-places="18" number:min-integer-digits="1"/>
    </number:number-style>
    <number:number-style style:name="N136">
      <number:number number:decimal-places="17" number:min-decimal-places="17" number:min-integer-digits="1"/>
    </number:number-style>
    <number:number-style style:name="N135">
      <number:number number:decimal-places="16" number:min-decimal-places="16" number:min-integer-digits="1"/>
    </number:number-style>
    <number:number-style style:name="N134">
      <number:number number:decimal-places="15" number:min-decimal-places="15" number:min-integer-digits="1"/>
    </number:number-style>
    <number:number-style style:name="N133">
      <number:number number:decimal-places="14" number:min-decimal-places="14" number:min-integer-digits="1"/>
    </number:number-style>
    <number:number-style style:name="N132">
      <number:number number:decimal-places="13" number:min-decimal-places="13" number:min-integer-digits="1"/>
    </number:number-style>
    <number:number-style style:name="N131">
      <number:number number:decimal-places="12" number:min-decimal-places="12" number:min-integer-digits="1"/>
    </number:number-style>
    <number:number-style style:name="N130">
      <number:number number:decimal-places="11" number:min-decimal-places="11" number:min-integer-digits="1"/>
    </number:number-style>
    <number:number-style style:name="N129">
      <number:number number:decimal-places="10" number:min-decimal-places="10" number:min-integer-digits="1"/>
    </number:number-style>
    <number:number-style style:name="N128">
      <number:number number:decimal-places="9" number:min-decimal-places="9" number:min-integer-digits="1"/>
    </number:number-style>
    <number:number-style style:name="N127">
      <number:number number:decimal-places="8" number:min-decimal-places="8" number:min-integer-digits="1"/>
    </number:number-style>
    <number:number-style style:name="N126">
      <number:number number:decimal-places="7" number:min-decimal-places="7" number:min-integer-digits="1"/>
    </number:number-style>
    <number:number-style style:name="N125">
      <number:number number:decimal-places="6" number:min-decimal-places="6" number:min-integer-digits="1"/>
    </number:number-style>
    <number:number-style style:name="N124">
      <number:number number:decimal-places="5" number:min-decimal-places="5" number:min-integer-digits="1"/>
    </number:number-style>
    <number:number-style style:name="N123">
      <number:number number:decimal-places="4" number:min-decimal-places="4" number:min-integer-digits="1"/>
    </number:number-style>
    <number:number-style style:name="N122">
      <number:number number:decimal-places="3" number:min-decimal-places="3" number:min-integer-digits="1"/>
    </number:number-style>
    <number:number-style style:name="N12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8-11T18:49:31.079477226</dc:date>
    <meta:editing-duration>PT35M54S</meta:editing-duration>
    <meta:editing-cycles>25</meta:editing-cycles>
    <meta:generator>LibreOffice/7.3.7.2$Linux_X86_64 LibreOffice_project/30$Build-2</meta:generator>
    <meta:document-statistic meta:table-count="1" meta:cell-count="69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1cm" svg:height="8.989cm" xlink:href=".." xlink:type="simple" chart:class="chart:scatter" chart:style-name="ch1">
        <chart:legend chart:legend-position="end" svg:x="13.091cm" svg:y="4.192cm" style:legend-expansion="high" chart:style-name="ch2"/>
        <chart:plot-area chart:style-name="ch3" table:cell-range-address="Sheet1.B10:Sheet1.C14" svg:x="0.32cm" svg:y="0.179cm" svg:width="12.451cm" svg:height="8.631cm">
          <chart:coordinate-region svg:x="1.905cm" svg:y="0.381cm" svg:width="10.621cm" svg:height="8.22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C10:Sheet1.C14" chart:class="chart:scatter">
            <chart:domain table:cell-range-address="Sheet1.B10:Sheet1.B14"/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B10:Sheet1.B14</svg:desc>
                </draw:g>
              </table:table-cell>
              <table:table-cell office:value-type="float" office:value="-1">
                <text:p>-1</text:p>
                <draw:g>
                  <svg:desc>Sheet1.C10:Sheet1.C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023">
                <text:p>102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59048">
                <text:p>5904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048575">
                <text:p>10485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